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A000015CE000013A8900FEE48.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847in" table:align="left" style:writing-mode="lr-tb"/>
    </style:style>
    <style:style style:name="Table1.A" style:family="table-column">
      <style:table-column-properties style:column-width="0.8125in"/>
    </style:style>
    <style:style style:name="Table1.B" style:family="table-column">
      <style:table-column-properties style:column-width="1.0625in"/>
    </style:style>
    <style:style style:name="Table1.C" style:family="table-column">
      <style:table-column-properties style:column-width="3in"/>
    </style:style>
    <style:style style:name="Table1.D" style:family="table-column">
      <style:table-column-properties style:column-width="0.9097in"/>
    </style:style>
    <style:style style:name="Table1.1" style:family="table-row">
      <style:table-row-properties style:keep-together="false" fo:keep-together="always"/>
    </style:style>
    <style:style style:name="Table1.A1" style:family="table-cell">
      <style:table-cell-properties style:vertical-align="top"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B1" style:family="table-cell">
      <style:table-cell-properties style:vertical-align="top"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D1" style:family="table-cell">
      <style:table-cell-properties style:vertical-align="top"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data-style-name="N37">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P1" style:family="paragraph" style:parent-style-name="Header">
      <style:paragraph-properties fo:padding="0in" fo:border="none"/>
      <style:text-properties fo:language="zxx" fo:country="none" style:language-asian="zxx" style:country-asian="none"/>
    </style:style>
    <style:style style:name="P2" style:family="paragraph" style:parent-style-name="Footer">
      <style:paragraph-properties fo:padding="0in" fo:border="none"/>
    </style:style>
    <style:style style:name="P3" style:family="paragraph" style:parent-style-name="Footer">
      <style:paragraph-properties fo:margin-left="0in" fo:margin-right="0.25in" fo:text-indent="0in" style:auto-text-indent="false" fo:padding="0in" fo:border="none"/>
    </style:style>
    <style:style style:name="P4" style:family="paragraph" style:parent-style-name="Header">
      <style:paragraph-properties>
        <style:tab-stops>
          <style:tab-stop style:position="2.9535in" style:type="center"/>
          <style:tab-stop style:position="5.8083in" style:type="right"/>
        </style:tab-stops>
      </style:paragraph-properties>
    </style:style>
    <style:style style:name="P5" style:family="paragraph" style:parent-style-name="Header">
      <style:paragraph-properties fo:margin-top="0in" fo:margin-bottom="0in" fo:padding="0in" fo:border="none">
        <style:tab-stops>
          <style:tab-stop style:position="2.9535in" style:type="center"/>
          <style:tab-stop style:position="5.8083in" style:type="right"/>
        </style:tab-stops>
      </style:paragraph-properties>
      <style:text-properties fo:font-size="10pt" fo:language="en" fo:country="US" fo:font-style="normal" fo:font-weight="bold" style:font-size-asian="10pt" style:font-style-asian="normal" style:font-weight-asian="bold"/>
    </style:style>
    <style:style style:name="P6" style:family="paragraph" style:parent-style-name="Footer">
      <style:paragraph-properties fo:margin-left="0in" fo:margin-right="0.0583in" fo:text-indent="0in" style:auto-text-indent="false" fo:padding="0in" fo:border="none">
        <style:tab-stops>
          <style:tab-stop style:position="2.9535in" style:type="center"/>
          <style:tab-stop style:position="5.8083in" style:type="right"/>
        </style:tab-stops>
      </style:paragraph-properties>
    </style:style>
    <style:style style:name="P7" style:family="paragraph" style:parent-style-name="Footer">
      <style:paragraph-properties fo:margin-left="0in" fo:margin-right="0.0583in" fo:text-indent="0in" style:auto-text-indent="false">
        <style:tab-stops>
          <style:tab-stop style:position="2.9535in" style:type="center"/>
          <style:tab-stop style:position="5.8083in" style:type="righ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style:tab-stops>
          <style:tab-stop style:position="2.7563in"/>
          <style:tab-stop style:position="4.5283in"/>
          <style:tab-stop style:position="4.7252in"/>
          <style:tab-stop style:position="5.611in" style:type="right"/>
        </style:tab-stops>
      </style:paragraph-properties>
    </style:style>
    <style:style style:name="P10" style:family="paragraph" style:parent-style-name="Standard">
      <style:text-properties fo:font-weight="bold" style:font-weight-asian="bold"/>
    </style:style>
    <style:style style:name="P11" style:family="paragraph" style:parent-style-name="Standard">
      <style:text-properties fo:font-style="italic" style:font-style-asian="italic"/>
    </style:style>
    <style:style style:name="P12" style:family="paragraph" style:parent-style-name="Standard">
      <style:text-properties fo:language="en" fo:country="US"/>
    </style:style>
    <style:style style:name="P13" style:family="paragraph" style:parent-style-name="Standard">
      <style:text-properties fo:language="en" fo:country="US" fo:font-style="italic" style:font-style-asian="italic"/>
    </style:style>
    <style:style style:name="P14" style:family="paragraph" style:parent-style-name="Standard">
      <style:paragraph-properties fo:text-align="center" style:justify-single-word="false"/>
      <style:text-properties fo:font-size="10pt" fo:font-weight="bold" style:font-size-asian="10pt" style:font-weight-asian="bold"/>
    </style:style>
    <style:style style:name="P15" style:family="paragraph" style:parent-style-name="Standard">
      <style:paragraph-properties fo:margin-top="0.8335in" fo:margin-bottom="0in"/>
    </style:style>
    <style:style style:name="P16" style:family="paragraph" style:parent-style-name="Standard">
      <style:paragraph-properties fo:margin-top="0.4165in" fo:margin-bottom="0in" fo:text-align="center" style:justify-single-word="false"/>
      <style:text-properties fo:font-size="16pt" fo:font-style="italic" fo:font-weight="bold" style:font-size-asian="16pt" style:font-style-asian="italic" style:font-weight-asian="bold"/>
    </style:style>
    <style:style style:name="P17" style:family="paragraph" style:parent-style-name="Standard">
      <style:paragraph-properties fo:margin-top="2.8335in" fo:margin-bottom="0in"/>
      <style:text-properties style:text-underline-style="solid" style:text-underline-width="auto" style:text-underline-color="font-color" fo:font-weight="bold" style:font-weight-asian="bold"/>
    </style:style>
    <style:style style:name="P18" style:family="paragraph" style:parent-style-name="Standard">
      <style:paragraph-properties fo:break-before="page">
        <style:tab-stops>
          <style:tab-stop style:position="0.3335in"/>
          <style:tab-stop style:position="5.9063in" style:type="right" style:leader-style="dotted" style:leader-text="."/>
        </style:tab-stops>
      </style:paragraph-properties>
      <style:text-properties fo:font-weight="bold" style:font-weight-asian="bold"/>
    </style:style>
    <style:style style:name="P19" style:family="paragraph" style:parent-style-name="Caption">
      <style:paragraph-properties fo:text-align="center" style:justify-single-word="false"/>
    </style:style>
    <style:style style:name="P20" style:family="paragraph" style:parent-style-name="Table_20_-_20_Text">
      <style:paragraph-properties fo:hyphenation-ladder-count="no-limit" style:snap-to-layout-grid="false"/>
      <style:text-properties style:font-name="Calibri" fo:font-size="11pt" style:font-size-asian="11pt" fo:hyphenate="false" fo:hyphenation-remain-char-count="2" fo:hyphenation-push-char-count="2"/>
    </style:style>
    <style:style style:name="P21" style:family="paragraph" style:parent-style-name="Table_20_-_20_Text">
      <style:paragraph-properties fo:text-align="center" style:justify-single-word="false" fo:hyphenation-ladder-count="no-limit" style:snap-to-layout-grid="false"/>
      <style:text-properties style:font-name="Calibri" fo:font-size="11pt" style:font-size-asian="11pt" fo:hyphenate="false" fo:hyphenation-remain-char-count="2" fo:hyphenation-push-char-count="2"/>
    </style:style>
    <style:style style:name="P22" style:family="paragraph" style:parent-style-name="Table_20_-_20_Col._20_Head">
      <style:paragraph-properties style:snap-to-layout-grid="false"/>
      <style:text-properties style:font-name="Calibri" fo:font-size="11pt" style:font-size-asian="11pt"/>
    </style:style>
    <style:style style:name="P23" style:family="paragraph" style:parent-style-name="Table_20_-_20_Col._20_Head">
      <style:paragraph-properties fo:text-align="center" style:justify-single-word="false" style:snap-to-layout-grid="false"/>
      <style:text-properties style:font-name="Calibri" fo:font-size="11pt" style:font-size-asian="11pt"/>
    </style:style>
    <style:style style:name="P24" style:family="paragraph" style:parent-style-name="Contents_20_1">
      <style:paragraph-properties>
        <style:tab-stops>
          <style:tab-stop style:position="5.7673in" style:type="right" style:leader-style="dotted" style:leader-text="."/>
          <style:tab-stop style:position="5.9063in" style:leader-style="dotted" style:leader-text="."/>
        </style:tab-stops>
      </style:paragraph-properties>
    </style:style>
    <style:style style:name="P25" style:family="paragraph" style:parent-style-name="Contents_20_2">
      <style:paragraph-properties>
        <style:tab-stops>
          <style:tab-stop style:position="5.6008in" style:type="right" style:leader-style="dotted" style:leader-text="."/>
          <style:tab-stop style:position="5.7398in" style:leader-style="dotted" style:leader-text="."/>
        </style:tab-stops>
      </style:paragraph-properties>
    </style:style>
    <style:style style:name="P26" style:family="paragraph" style:parent-style-name="Contents_20_3">
      <style:paragraph-properties>
        <style:tab-stops>
          <style:tab-stop style:position="5.4339in" style:type="right" style:leader-style="dotted" style:leader-text="."/>
          <style:tab-stop style:position="5.5728in" style:leader-style="dotted" style:leader-text="."/>
        </style:tab-stops>
      </style:paragraph-properties>
    </style:style>
    <style:style style:name="P27" style:family="paragraph" style:parent-style-name="Standard" style:master-page-name="Standard">
      <style:paragraph-properties fo:margin-top="0.8335in" fo:margin-bottom="0in" fo:text-align="center" style:justify-single-word="false" style:page-number="auto"/>
      <style:text-properties fo:font-size="18pt" fo:font-weight="bold" style:font-size-asian="18pt" style:font-weight-asian="bold"/>
    </style:style>
    <style:style style:name="P28" style:family="paragraph" style:parent-style-name="Standard" style:list-style-name="WW8Num2">
      <style:paragraph-properties>
        <style:tab-stops>
          <style:tab-stop style:position="0.25in"/>
        </style:tab-stops>
      </style:paragraph-properties>
    </style:style>
    <style:style style:name="P29" style:family="paragraph" style:parent-style-name="Standard" style:list-style-name="WW8Num3">
      <style:paragraph-properties>
        <style:tab-stops>
          <style:tab-stop style:position="0.25in"/>
        </style:tab-stops>
      </style:paragraph-properties>
    </style:style>
    <style:style style:name="P30" style:family="paragraph" style:parent-style-name="Standard" style:list-style-name="WW8Num6">
      <style:paragraph-properties>
        <style:tab-stops>
          <style:tab-stop style:position="0.25in"/>
        </style:tab-stops>
      </style:paragraph-properties>
    </style:style>
    <style:style style:name="P31" style:family="paragraph" style:parent-style-name="Standard" style:list-style-name="WW8Num4">
      <style:paragraph-properties>
        <style:tab-stops>
          <style:tab-stop style:position="0.25in"/>
        </style:tab-stops>
      </style:paragraph-properties>
    </style:style>
    <style:style style:name="P32" style:family="paragraph" style:parent-style-name="Standard" style:list-style-name="WW8Num1">
      <style:paragraph-properties fo:margin-left="-0.25in" fo:margin-right="0in" fo:text-indent="0in" style:auto-text-indent="false"/>
    </style:style>
    <style:style style:name="P33" style:family="paragraph" style:parent-style-name="Text_20_body" style:list-style-name="L1"/>
    <style:style style:name="P34" style:family="paragraph" style:parent-style-name="Text_20_body" style:list-style-name="L2"/>
    <style:style style:name="P35" style:family="paragraph" style:parent-style-name="Heading_20_1" style:master-page-name="Convert_20_2">
      <style:paragraph-properties style:page-number="1"/>
    </style:style>
    <style:style style:name="P36" style:family="paragraph" style:parent-style-name="Heading_20_2">
      <style:text-properties fo:language="en" fo:country="US"/>
    </style:style>
    <style:style style:name="P37" style:family="paragraph" style:parent-style-name="Report_20_heading" style:master-page-name="Convert_20_1">
      <style:paragraph-properties style:page-number="1"/>
    </style:style>
    <style:style style:name="T1" style:family="text">
      <style:text-properties fo:font-size="10pt" fo:language="en" fo:country="US" fo:font-style="normal" fo:font-weight="bold" style:font-size-asian="10pt" style:font-style-asian="normal" style:font-weight-asian="bold"/>
    </style:style>
    <style:style style:name="T2" style:family="text">
      <style:text-properties fo:font-size="10pt" fo:language="en" fo:country="US" fo:font-weight="bold" style:font-size-asian="10pt" style:font-weight-asian="bold"/>
    </style:style>
    <style:style style:name="T3" style:family="text">
      <style:text-properties fo:font-size="10pt" fo:language="en" fo:country="US" fo:font-style="italic" fo:font-weight="bold" style:font-size-asian="10pt" style:font-style-asian="italic" style:font-weight-asian="bold"/>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style:text-underline-style="dotted" style:text-underline-width="auto" style:text-underline-color="font-color"/>
    </style:style>
    <style:style style:name="T7" style:family="text">
      <style:text-properties fo:language="en" fo:country="US"/>
    </style:style>
    <style:style style:name="T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oftware Requirements Specification</text:p>
      <text:p text:style-name="P14">(Template, Version 14 November 2009)</text:p>
      <text:p text:style-name="P16">[Project Title]</text:p>
      <text:p text:style-name="P15">Document Authors:</text:p>
      <text:p text:style-name="Standard">Version Number:</text:p>
      <text:p text:style-name="P17">Approval:</text:p>
      <text:p text:style-name="P9"><text:tab/><text:span text:style-name="T6"><text:tab/></text:span><text:tab/>Date:<text:span text:style-name="T6"><text:tab/></text:span></text:p>
      <text:p text:style-name="P9"><text:tab/><text:span text:style-name="T6"><text:tab/></text:span><text:tab/>Date:<text:span text:style-name="T6"><text:tab/></text:span></text:p>
      <text:p text:style-name="Standard"/>
      <text:p text:style-name="P37"><text:span text:style-name="Page_20_Number">Table of Conte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5.906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398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5728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4063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2398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1 Scope<text:tab/>1</text:p>
          <text:p text:style-name="P25">1.1 Purpose<text:tab/>1</text:p>
          <text:p text:style-name="P25">1.2 Document Conventions<text:tab/>1</text:p>
          <text:p text:style-name="P25">1.3 Intended Audience and Reading Suggestions<text:tab/>1</text:p>
          <text:p text:style-name="P25">1.4 Definitions, Acronyms and Abbreviations<text:tab/>1</text:p>
          <text:p text:style-name="P25">1.5 References<text:tab/>1</text:p>
          <text:p text:style-name="P24">2 Vision and Scope<text:tab/>2</text:p>
          <text:p text:style-name="P25">2.1 Background<text:tab/>2</text:p>
          <text:p text:style-name="P26">2.1.1 Product Perspective<text:tab/>2</text:p>
          <text:p text:style-name="P26">2.1.2 Business Objectives<text:tab/>2</text:p>
          <text:p text:style-name="P26">2.1.3 Customer or Market Needs<text:tab/>2</text:p>
          <text:p text:style-name="P26">2.1.4 Business Risks<text:tab/>2</text:p>
          <text:p text:style-name="P25">2.2 Vision Statement<text:tab/>2</text:p>
          <text:p text:style-name="P25">2.3 Scope<text:tab/>3</text:p>
          <text:p text:style-name="P26">2.3.1 Initial Release<text:tab/>3</text:p>
          <text:p text:style-name="P26">2.3.2 Subsequent Releases<text:tab/>3</text:p>
          <text:p text:style-name="P24">3 Overall Description<text:tab/>4</text:p>
          <text:p text:style-name="P25">3.1 Product Features<text:tab/>4</text:p>
          <text:p text:style-name="P25">3.2 User Classes and Characteristics<text:tab/>4</text:p>
          <text:p text:style-name="P25">3.3 Operating Environment<text:tab/>5</text:p>
          <text:p text:style-name="P25">3.4 Design and Implementation Considerations<text:tab/>5</text:p>
          <text:p text:style-name="P25">3.5 Assumptions and Dependencies<text:tab/>5</text:p>
          <text:p text:style-name="P24">4 Use Cases<text:tab/>7</text:p>
          <text:p text:style-name="P25">4.1 First Use Case<text:tab/>7</text:p>
          <text:p text:style-name="P25">4.2 Second Use case<text:tab/>7</text:p>
          <text:p text:style-name="P24"><text:soft-page-break/>5 System Features<text:tab/>8</text:p>
          <text:p text:style-name="P25">5.1 Feature 1<text:tab/>8</text:p>
          <text:p text:style-name="P26">5.1.1 Description and Priority<text:tab/>8</text:p>
          <text:p text:style-name="P26">5.1.2 Stimulus/Response Sequences<text:tab/>8</text:p>
          <text:p text:style-name="P26">5.1.3 Functional Requirements<text:tab/>8</text:p>
          <text:p text:style-name="P25">5.2 Feature 2<text:tab/>8</text:p>
          <text:p text:style-name="P24">6 External Interface Requirements<text:tab/>9</text:p>
          <text:p text:style-name="P25">6.1 User Interfaces<text:tab/>9</text:p>
          <text:p text:style-name="P25">6.2 Hardware Interfaces<text:tab/>9</text:p>
          <text:p text:style-name="P25">6.3 Software Interfaces<text:tab/>9</text:p>
          <text:p text:style-name="P25">6.4 Communications Interfaces<text:tab/>10</text:p>
          <text:p text:style-name="P24">7 Other Non-Functional Requirements<text:tab/>11</text:p>
          <text:p text:style-name="P25">7.1 Performance Requirements<text:tab/>11</text:p>
          <text:p text:style-name="P25">7.2 Security Requirements<text:tab/>11</text:p>
          <text:p text:style-name="P25">7.3 Safety Requirements<text:tab/>11</text:p>
          <text:p text:style-name="P25">7.4 Reliability and Availability Requirements<text:tab/>11</text:p>
          <text:p text:style-name="P25">7.5 Maintainability Requirements<text:tab/>11</text:p>
          <text:p text:style-name="P24">8 Other Requirements<text:tab/>12</text:p>
          <text:p text:style-name="P25">8.1 Data Base<text:tab/>12</text:p>
          <text:p text:style-name="P25">8.2 Operations<text:tab/>12</text:p>
          <text:p text:style-name="P25">8.3 Site Adaptation<text:tab/>12</text:p>
          <text:p text:style-name="P24">9 Acceptance Tests<text:tab/>13</text:p>
          <text:p text:style-name="P25">9.1 Resource Requirements<text:tab/>13</text:p>
          <text:p text:style-name="P25">9.2 Test Environment<text:tab/>13</text:p>
          <text:p text:style-name="P25">9.3 Test Cases<text:tab/>13</text:p>
          <text:p text:style-name="P26">9.3.1 Test Case 1<text:tab/>13</text:p>
          <text:p text:style-name="P26">9.3.2 Test Case 2<text:tab/>14</text:p>
          <text:p text:style-name="P24"><text:soft-page-break/><text:s/>Appendix A. Data Dictionary and Data Models<text:tab/>15</text:p>
          <text:p text:style-name="P24"><text:s/>Appendix B. Analysis Models<text:tab/>16</text:p>
          <text:p text:style-name="P24"><text:s/>Appendix C. Business Rules<text:tab/>17</text:p>
          <text:p text:style-name="P24"><text:s/>Appendix D. Issues List<text:tab/>18</text:p>
        </text:index-body>
      </text:table-of-content>
      <text:p text:style-name="P18">REVISIONS</text:p>
      <text:p text:style-name="P10"/>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2">Version</text:p>
            </table:table-cell>
            <table:table-cell table:style-name="Table1.B1" office:value-type="string">
              <text:p text:style-name="P22">Primary Author(s)</text:p>
            </table:table-cell>
            <table:table-cell table:style-name="Table1.B1" office:value-type="string">
              <text:p text:style-name="P22">Description of Version</text:p>
            </table:table-cell>
            <table:table-cell table:style-name="Table1.D1" office:value-type="string">
              <text:p text:style-name="P23">Date Completed</text:p>
            </table:table-cell>
          </table:table-row>
        </table:table-header-rows>
        <table:table-row table:style-name="Table1.1">
          <table:table-cell table:style-name="Table1.A2" office:value-type="string">
            <text:p text:style-name="P20">Original Template</text:p>
          </table:table-cell>
          <table:table-cell table:style-name="Table1.B2" office:value-type="string">
            <text:p text:style-name="P20">Chris Reedy</text:p>
          </table:table-cell>
          <table:table-cell table:style-name="Table1.B2" office:value-type="string">
            <text:p text:style-name="P20">Original version of the document template. The template is a combination of outlines and information from the IEEE SRS standard, Karl Wiegers, Software Requirements, Second Edition, and an outline created by David Bover.</text:p>
          </table:table-cell>
          <table:table-cell table:style-name="Table1.D2" office:value-type="string">
            <text:p text:style-name="P21">04/17/09</text:p>
          </table:table-cell>
        </table:table-row>
        <table:table-row table:style-name="Table1.1">
          <table:table-cell table:style-name="Table1.A3" office:value-type="float" office:value="14">
            <text:p text:style-name="P20">14</text:p>
          </table:table-cell>
          <table:table-cell table:style-name="Table1.B3" office:value-type="string">
            <text:p text:style-name="P20">David Bover</text:p>
          </table:table-cell>
          <table:table-cell table:style-name="Table1.B3" office:value-type="string">
            <text:p text:style-name="P20">Addition of section 9, Acceptance Tests</text:p>
          </table:table-cell>
          <table:table-cell table:style-name="Table1.D3" office:value-type="date" office:date-value="2009-11-06">
            <text:p text:style-name="P21">11/06/09</text:p>
          </table:table-cell>
        </table:table-row>
      </table:table>
      <text:h text:style-name="P35" text:outline-level="1">Scope</text:h>
      <text:h text:style-name="P36" text:outline-level="2">Purpose</text:h>
      <text:p text:style-name="Standard">Provide brief statement (a few paragraphs at maximum) of the purpose of the document. Include context or historical perspective and intended or desired outcomes. Specify the intended use and audience for the document. Include any relevant privacy considerations. E.g.:</text:p>
      <text:p text:style-name="P11">"This specification defines the requirements of the User Interface software configuration item for the Video Control Unit to be developed for [CUSTOMER]. The User Interface software will provide a friendlier and easier to use system, replacing the existing command line interface. </text:p>
      <text:p text:style-name="P11">The document is for internal use only. <text:s/>No part of it communicated to other parties without the permission of the General Manager."</text:p>
      <text:h text:style-name="P36" text:outline-level="2">Document Conventions</text:h>
      <text:p text:style-name="P12">Detail any standards or typographical conventions that are used in the document. Include text styles, highlighting, and any other significant notations. E.g.:</text:p>
      <text:p text:style-name="P13">The priority for a high-level requirement is inherited by each of its detailed requirements.</text:p>
      <text:h text:style-name="P36" text:outline-level="2">Intended Audience and Reading Suggestions</text:h>
      <text:p text:style-name="P12">Discuss the different readers to whom the specification is directed. Describe what the rest of the specification contains and how it is organized. Suggest a sequence for reading the document that is most appropriate for each reader.</text:p>
      <text:h text:style-name="Heading_20_2" text:outline-level="2">Definitions, Acronyms and Abbreviations</text:h>
      <text:p text:style-name="Standard">Definitions of all terms, acronyms and abbreviations required to properly interpret the SRS, possibly by reference to appendices or other documents.</text:p>
      <text:h text:style-name="Heading_20_2" text:outline-level="2">References</text:h>
      <text:p text:style-name="Standard">Provide references to any other documents or plans associated with this document. Provide enough information to allow a reader to access each reference. Include title, author, version number (if applicable), date, and source or location (such as a URL).</text:p>
      <text:h text:style-name="Heading_20_1" text:outline-level="1">Vision and Scope</text:h>
      <text:h text:style-name="Heading_20_2" text:outline-level="2">Background</text:h>
      <text:h text:style-name="Heading_20_3" text:outline-level="3">Product Perspective</text:h>
      <text:p text:style-name="Standard">Describe the software product’s context and origin. If this document describes a component of a larger system, state how this software related to the overall system and identify the major interfaces. Provide a context diagram for the software.</text:p>
      <text:h text:style-name="Heading_20_3" text:outline-level="3">Business Objectives</text:h>
      <text:p text:style-name="Standard">Summarize the important business benefits the product will provide. State the factors that have the greatest impact on achieving success, including factors both within and outside the organizations control.</text:p>
      <text:h text:style-name="Heading_20_3" text:outline-level="3">Customer or Market Needs</text:h>
      <text:p text:style-name="P12">Describe the needs of typical customers or of the target market segment, including needs that current products or information systems do not meet. Present problems that customers currently encounter that the new product will address and provide examples of how customers would use the product. Define at a high-level any known critical interface or performance requirements, but do not include design or implementation details.</text:p>
      <text:h text:style-name="Heading_20_3" text:outline-level="3">Business Risks</text:h>
      <text:p text:style-name="Standard">Summarize the major business risks associated with developing–or not developing–this product. Business risks can include:</text:p>
      <text:list xml:id="list1578612027" text:style-name="WW8Num1">
        <text:list-item>
          <text:p text:style-name="P32">marketplace competition</text:p>
        </text:list-item>
        <text:list-item>
          <text:p text:style-name="P32">timing issues</text:p>
        </text:list-item>
        <text:list-item>
          <text:p text:style-name="P32">user acceptance</text:p>
        </text:list-item>
        <text:list-item>
          <text:p text:style-name="P32">implementation issues</text:p>
        </text:list-item>
        <text:list-item>
          <text:p text:style-name="P32">negative impacts on the business</text:p>
        </text:list-item>
      </text:list>
      <text:h text:style-name="Heading_20_2" text:outline-level="2">Vision Statement</text:h>
      <text:p text:style-name="Standard">Use the following keyword template:</text:p>
      <text:p text:style-name="P11">For [target customer]</text:p>
      <text:p text:style-name="P11">Who [statement of need or opportunity]</text:p>
      <text:p text:style-name="P11">The [product name]</text:p>
      <text:p text:style-name="P11"><text:soft-page-break/>Is [a product category]</text:p>
      <text:p text:style-name="P11">That [key benefit, compelling reason to use or buy]</text:p>
      <text:p text:style-name="P11">Unlike [primary competitive alternative or current system]</text:p>
      <text:p text:style-name="P11">Our product [statement of primary differentiation and advantages of the new product]</text:p>
      <text:p text:style-name="Standard">The statement should be one paragraph. It should reflect the needs of the stakeholders. The statement can be somewhat idealistic, but, should be ground in reality.</text:p>
      <text:h text:style-name="Heading_20_2" text:outline-level="2">Scope</text:h>
      <text:h text:style-name="Heading_20_3" text:outline-level="3">Initial Release</text:h>
      <text:p text:style-name="Standard">Summarize the major features that are planned for inclusion in the initial release of the product. These features should be the ones that are defined in Section 3.1.</text:p>
      <text:h text:style-name="Heading_20_3" text:outline-level="3">Subsequent Releases</text:h>
      <text:p text:style-name="P12">Summarize the features that you expect to be included in subsequent releases.</text:p>
      <text:h text:style-name="Heading_20_1" text:outline-level="1">Overall Description</text:h>
      <text:p text:style-name="Standard">Provide a high-level overview of the product and the environment in which it will be used, the anticipated product users, and known constraints, assumptions, and dependencies.</text:p>
      <text:p text:style-name="Standard">Note: this section does not state specific requirements, it provides context to make those requirements easier to understand.</text:p>
      <text:h text:style-name="Heading_20_2" text:outline-level="2"><text:span text:style-name="T7">Product F</text:span><text:span text:style-name="T7">eatures</text:span></text:h>
      <text:p text:style-name="Standard">Provide a summary of the major features or functions of the product. The details of the features will be provided in Section 5, so this section should only provide a high-level summary.</text:p>
      <text:p text:style-name="Standard">The functions listed should be organised and written in such a way that the list would be understandable to the customer or any one else reading the document for the first time.</text:p>
      <text:p text:style-name="Standard">The features may be organised in a hierarchical structure, reflecting the functional decomposition of the system.</text:p>
      <text:p text:style-name="P8"><draw:frame draw:style-name="fr2" draw:name="graphics1" text:anchor-type="as-char" svg:width="2.1972in" svg:height="1.9783in" draw:z-index="0"><draw:image xlink:href="Pictures/2000000A000015CE000013A8900FEE48.wmf" xlink:type="simple" xlink:show="embed" xlink:actuate="onLoad"/></draw:frame></text:p>
      <text:p text:style-name="P19"><text:bookmark-start text:name="_Ref424478884"/>Figure <text:sequence text:ref-name="refFigure0" text:name="Figure" text:formula="ooow:Figure+1" style:num-format="1">1</text:sequence><text:bookmark-end text:name="_Ref424478884"/><text:tab/>Hierarchical structure of a functional decomposition</text:p>
      <text:p text:style-name="Standard">This section should not be used to impose specific design solutions or specific design constraints.</text:p>
      <text:h text:style-name="Heading_20_2" text:outline-level="2"><text:span text:style-name="T7">User </text:span><text:span text:style-name="T7">Classes and Characteristics</text:span></text:h>
      <text:p text:style-name="Standard">Identify the uses classes you anticipate will use this product and describe the characteristics of those users affecting specific requirements.</text:p>
      <text:p text:style-name="Standard">This section should not be used to impose a specific design solution or specific design constraints.</text:p>
      <text:h text:style-name="P36" text:outline-level="2">Operating Environment</text:h>
      <text:p text:style-name="P12">Describe the environment in which the software will operate, including hardware platform, the operating systems and versions and the geographical locations of users, <text:soft-page-break/>servers, and databases. List any other software components or applications with which the system must peacefully coexist.</text:p>
      <text:h text:style-name="P36" text:outline-level="2">Design and Implementation Considerations</text:h>
      <text:p text:style-name="Standard">Describe any other considerations that will limit the developers' options in designing the system. <text:s/>These can include:</text:p>
      <text:list xml:id="list1786646034" text:style-name="WW8Num2">
        <text:list-item>
          <text:p text:style-name="P28">Regulatory policies</text:p>
        </text:list-item>
        <text:list-item>
          <text:p text:style-name="P28">Hardware limitations</text:p>
        </text:list-item>
        <text:list-item>
          <text:p text:style-name="P28">Interfaces to other systems</text:p>
        </text:list-item>
        <text:list-item>
          <text:p text:style-name="P28">Standard data interchange formats, such as XML</text:p>
        </text:list-item>
        <text:list-item>
          <text:p text:style-name="P28">Parallel operation</text:p>
        </text:list-item>
        <text:list-item>
          <text:p text:style-name="P28">Audit functions</text:p>
        </text:list-item>
        <text:list-item>
          <text:p text:style-name="P28">Control functions</text:p>
        </text:list-item>
        <text:list-item>
          <text:p text:style-name="P28">Programming language requirements</text:p>
        </text:list-item>
        <text:list-item>
          <text:p text:style-name="P28">Development conventions or standards</text:p>
        </text:list-item>
        <text:list-item>
          <text:p text:style-name="P28">Communication protocols</text:p>
        </text:list-item>
        <text:list-item>
          <text:p text:style-name="P28">Criticality of the system</text:p>
        </text:list-item>
        <text:list-item>
          <text:p text:style-name="P28">Safety and security considerations</text:p>
        </text:list-item>
      </text:list>
      <text:p text:style-name="Standard">Provide an explanation of the rationale for each consideration.</text:p>
      <text:h text:style-name="P36" text:outline-level="2">Assumptions and Dependencies</text:h>
      <text:p text:style-name="Standard">List factors that affect the requirements. <text:s/>These factors are not design constraints but are factors which, if changed, could affect the requirements. <text:s/></text:p>
      <text:p text:style-name="Standard">Assumptions are statements that are believed to be true in the absence of proof or definitive knowledge.</text:p>
      <text:p text:style-name="Standard">Dependencies are external factors that are outside the control of the project.</text:p>
      <text:p text:style-name="Standard">Examples:</text:p>
      <text:p text:style-name="P11">Assumption: All users will be using desktop or laptop computers running Microsoft Windows XP or Microsoft Windows Vista.</text:p>
      <text:p text:style-name="P11">Dependency: Microsoft Windows 7 will be released prior to completion of the development.</text:p>
      <text:h text:style-name="Heading_20_1" text:outline-level="1">Use Cases</text:h>
      <text:p text:style-name="P12">Provide a use case diagram for the complete system. Provide a brief high-level description of the diagram.</text:p>
      <text:h text:style-name="P36" text:outline-level="2">First Use Case</text:h>
      <text:p text:style-name="P12">The title of this section should be the name of the corresponding use case from the use case diagram. Section 4.1 should be the most important use case. Section 4.2 should be the second most important use case, etc.</text:p>
      <text:p text:style-name="P12">Describe the use case. Provide whatever detail is called for (casual, “fully dressed” as appropriate). Section 5 will provide detailed requirements for all features, so that information does not have to be included here.</text:p>
      <text:h text:style-name="P36" text:outline-level="2">Second Use case</text:h>
      <text:p text:style-name="P12">etc. etc. etc.</text:p>
      <text:h text:style-name="Heading_20_1" text:outline-level="1">System Features</text:h>
      <text:p text:style-name="Standard">This section contains all the details the software developer needs to design the software. The outline given here assumes a one-level organization of the features of the system. You do not have to use that structure. The outline in this section should match the structure you are imposing for the system features.</text:p>
      <text:h text:style-name="Heading_20_2" text:outline-level="2">Feature 1</text:h>
      <text:p text:style-name="Standard">State the name of the feature in a few words such as “5.1 Spell Check”. Repeat the subsequent sections for each feature. The features and order of features in this section must match the discussion in Section 3.1.</text:p>
      <text:h text:style-name="Heading_20_3" text:outline-level="3">Description and Priority</text:h>
      <text:p text:style-name="Standard">Provide a short description of the feature and indicate whether it is of high, medium, or low priority.</text:p>
      <text:h text:style-name="Heading_20_3" text:outline-level="3">Stimulus/Response Sequences</text:h>
      <text:p text:style-name="Standard">List the sequences of input stimuli (user actions, signals from external devices) and system responses that define the behaviours of this feature. These stimuli correspond to the initial dialog steps of use cases or to external system events.</text:p>
      <text:h text:style-name="Heading_20_3" text:outline-level="3">Functional Requirements</text:h>
      <text:p text:style-name="Standard">Itemize the detailed functional requirements associated with this feature. Describe how the product should respond to anticipated error conditions and to invalid inputs and actions. Uniquely label each functional requirement.</text:p>
      <text:h text:style-name="Heading_20_2" text:outline-level="2">Feature 2</text:h>
      <text:p text:style-name="Standard">etc. etc. etc.</text:p>
      <text:h text:style-name="Heading_20_1" text:outline-level="1">External Interface Requirements</text:h>
      <text:h text:style-name="P36" text:outline-level="2">User Interfaces</text:h>
      <text:p text:style-name="Standard">Specification of the characteristics that the software must support for each human interface, including:</text:p>
      <text:list xml:id="list852823781" text:style-name="WW8Num3">
        <text:list-item>
          <text:p text:style-name="P29">References to GUI standards</text:p>
        </text:list-item>
        <text:list-item>
          <text:p text:style-name="P29">Standard for fonts, icons, images, color schemes, commonly used controls, etc.</text:p>
        </text:list-item>
        <text:list-item>
          <text:p text:style-name="P29">Screen layout and resolution constraints</text:p>
        </text:list-item>
        <text:list-item>
          <text:p text:style-name="P29">Page layout of reports and menus</text:p>
        </text:list-item>
        <text:list-item>
          <text:p text:style-name="P29">Standard buttons, functions, or navigation links that will appear on every screen, such as a help button</text:p>
        </text:list-item>
        <text:list-item>
          <text:p text:style-name="P29">Shortcut keys</text:p>
        </text:list-item>
        <text:list-item>
          <text:p text:style-name="P29">Message display conventions</text:p>
        </text:list-item>
        <text:list-item>
          <text:p text:style-name="P29">Relative timing of inputs and outputs.</text:p>
        </text:list-item>
        <text:list-item>
          <text:p text:style-name="P29">Input mechanisms</text:p>
        </text:list-item>
      </text:list>
      <text:p text:style-name="Standard">You can include screen mock-ups in this specification. However, make it clear that the mock-ups are not the committed screen designs. (If for some reason they are the committed screen designs, provide a discussion of the constraints and rationale in section 3.4.)</text:p>
      <text:h text:style-name="P36" text:outline-level="2">Hardware Interfaces</text:h>
      <text:p text:style-name="Standard">Logical characteristics of each interface between the software product and the hardware components of the system. <text:s/>Identify devices to be supported and relevant protocols.</text:p>
      <text:h text:style-name="P36" text:outline-level="2">Software Interfaces</text:h>
      <text:p text:style-name="Standard">Specify the use of other required software products, for example, database management system, operating system, mathematical package, graphical package.</text:p>
      <text:p text:style-name="Standard">For each required software product, specify the name and version.</text:p>
      <text:p text:style-name="Standard">Describe the purpose of the interface and define the interface in terms of message content and format.</text:p>
      <text:h text:style-name="P36" text:outline-level="2">Communications Interfaces</text:h>
      <text:p text:style-name="Standard">Specify the relevant communications protocols.</text:p>
      <text:h text:style-name="Heading_20_1" text:outline-level="1">Other Non-Functional Requirements</text:h>
      <text:h text:style-name="Heading_20_2" text:outline-level="2">Performance Requirements</text:h>
      <text:p text:style-name="Standard">State specific performance requirements for various system operations. Explain the rationale for these requirements. Quantify these requirements as specifically as possible.</text:p>
      <text:h text:style-name="Heading_20_2" text:outline-level="2">Security Requirements</text:h>
      <text:p text:style-name="Standard">State specific requirements for protecting the system from accidental or malicious access, use, modification, destruction, or disclosure. These requirements could include use of cryptography, audit trails, restricted communications between system components.</text:p>
      <text:h text:style-name="Heading_20_2" text:outline-level="2">Safety Requirements</text:h>
      <text:p text:style-name="Standard">Specify those requirements that are concerned with possible loss, damage, or harm that could result from use of the product. Define any safeguards or actions that must be taken, as well as dangerous actions that must be prevented.</text:p>
      <text:h text:style-name="Heading_20_2" text:outline-level="2">Reliability and Availability Requirements</text:h>
      <text:p text:style-name="Standard">State requirements to guarantee a defined level of availability and reliability, such as checkpoint, recovery, and restart.</text:p>
      <text:h text:style-name="Heading_20_2" text:outline-level="2">Maintainability Requirements</text:h>
      <text:p text:style-name="Standard">State requirements that are designed to make the software more maintainable. Examples could include modularity or coupling requirements.</text:p>
      <text:h text:style-name="Heading_20_1" text:outline-level="1">Other Requirements</text:h>
      <text:h text:style-name="P36" text:outline-level="2">Data Base</text:h>
      <text:p text:style-name="Standard">Requirements for any database that is to be developed as part of the system, such as:</text:p>
      <text:list xml:id="list2103569006" text:style-name="WW8Num6">
        <text:list-item>
          <text:p text:style-name="P30">Types of information to be stored.</text:p>
        </text:list-item>
        <text:list-item>
          <text:p text:style-name="P30">Frequency of use.</text:p>
        </text:list-item>
        <text:list-item>
          <text:p text:style-name="P30">Accessibility capabilities.</text:p>
        </text:list-item>
        <text:list-item>
          <text:p text:style-name="P30">Data element and file descriptors.</text:p>
        </text:list-item>
        <text:list-item>
          <text:p text:style-name="P30">Relationship between data elements.</text:p>
        </text:list-item>
        <text:list-item>
          <text:p text:style-name="P30">Static and dynamic organisation.</text:p>
        </text:list-item>
        <text:list-item>
          <text:p text:style-name="P30">Retention requirements for data.</text:p>
        </text:list-item>
      </text:list>
      <text:h text:style-name="P36" text:outline-level="2">Operations</text:h>
      <text:p text:style-name="Standard">Specify normal and special operations required by the user, such as:</text:p>
      <text:list xml:id="list2056139448" text:style-name="WW8Num4">
        <text:list-item>
          <text:p text:style-name="P31">Modes of operation.</text:p>
        </text:list-item>
        <text:list-item>
          <text:p text:style-name="P31">Periods of interactive operation and unattended operation.</text:p>
        </text:list-item>
        <text:list-item>
          <text:p text:style-name="P31">Data processing and support functions.</text:p>
        </text:list-item>
        <text:list-item>
          <text:p text:style-name="P31">Backup and recovery.</text:p>
        </text:list-item>
      </text:list>
      <text:h text:style-name="P36" text:outline-level="2">Site Adaptation</text:h>
      <text:p text:style-name="Standard">Definition of any data initialisation sequences that are specific to a given site, mission or operational mode.</text:p>
      <text:p text:style-name="Standard">Specify site or mission-related features that should be modified to adapt the software to a particular installation.</text:p>
      <text:h text:style-name="Heading_20_1" text:outline-level="1">Acceptance Tests</text:h>
      <text:h text:style-name="Heading_20_2" text:outline-level="2">Resource Requirements</text:h>
      <text:list xml:id="list900125736" text:style-name="L1">
        <text:list-item>
          <text:p text:style-name="P33">Hardware requirements (e.g. hardware items, interfacing equipment, firmware items).</text:p>
        </text:list-item>
        <text:list-item>
          <text:p text:style-name="P33">Software requirements (e.g. operating systems, compilers, test drivers, test data generators).</text:p>
        </text:list-item>
        <text:list-item>
          <text:p text:style-name="P33">Documentation requirements (e.g. test documentation).</text:p>
        </text:list-item>
        <text:list-item>
          <text:p text:style-name="P33">People requirements (e.g. Department X employees, customer employees).</text:p>
        </text:list-item>
        <text:list-item>
          <text:p text:style-name="P33">Test data requirements</text:p>
        </text:list-item>
        <text:list-item>
          <text:p text:style-name="P33">Any other requirements (e.g. special equipment).</text:p>
        </text:list-item>
      </text:list>
      <text:h text:style-name="Heading_20_2" text:outline-level="2">Test Environment</text:h>
      <text:p text:style-name="Text_20_body">Describe the plans for setting up the test environment.</text:p>
      <text:h text:style-name="Heading_20_2" text:outline-level="2">Test Cases</text:h>
      <text:h text:style-name="Heading_20_3" text:outline-level="3">Test Case 1</text:h>
      <text:h text:style-name="Heading_20_4" text:outline-level="4">Test Case Identifier</text:h>
      <text:p text:style-name="Text_20_body">A unique name for the test case.</text:p>
      <text:h text:style-name="Heading_20_4" text:outline-level="4">Requirements Traceability</text:h>
      <text:p text:style-name="Text_20_body">Cross references to applicable requirements</text:p>
      <text:h text:style-name="Heading_20_4" text:outline-level="4">Description of Test</text:h>
      <text:p text:style-name="Text_20_body">A brief overview of the test.</text:p>
      <text:h text:style-name="Heading_20_4" text:outline-level="4">Test Initialisation</text:h>
      <text:list xml:id="list1133820625" text:style-name="L2">
        <text:list-item>
          <text:p text:style-name="P34">Hardware and software configuration.</text:p>
        </text:list-item>
        <text:list-item>
          <text:p text:style-name="P34">Preset hardware conditions.</text:p>
        </text:list-item>
        <text:list-item>
          <text:p text:style-name="P34">Preset software conditions.</text:p>
        </text:list-item>
      </text:list>
      <text:h text:style-name="Heading_20_4" text:outline-level="4">Test Inputs</text:h>
      <text:p text:style-name="Text_20_body">Describe test inputs</text:p>
      <text:h text:style-name="Heading_20_4" text:outline-level="4">Test Procedure</text:h>
      <text:p text:style-name="Text_20_body">Detailed steps used to perform the test.</text:p>
      <text:h text:style-name="Heading_20_4" text:outline-level="4"><text:soft-page-break/>Expected Results</text:h>
      <text:p text:style-name="Text_20_body">The expected outcome of the test or a description of the type of result for which the tester should check.</text:p>
      <text:h text:style-name="Heading_20_4" text:outline-level="4">Special Instructions</text:h>
      <text:p text:style-name="Text_20_body">Anything that the tester needs to be aware of when running the test e.g. another Test Case must be run first, the test produces a large quantity of printout.</text:p>
      <text:h text:style-name="Heading_20_3" text:outline-level="3">Test Case 2</text:h>
      <text:p text:style-name="Text_20_body">...</text:p>
      <text:h text:style-name="Heading_20_1" text:outline-level="1" text:is-list-header="true">Appendix A. Data Dictionary and Data Models</text:h>
      <text:h text:style-name="Heading_20_1" text:outline-level="1" text:is-list-header="true">Appendix B. Analysis Models</text:h>
      <text:h text:style-name="Heading_20_1" text:outline-level="1" text:is-list-header="true">Appendix C. Business Rules</text:h>
      <text:h text:style-name="Heading_20_1" text:outline-level="1" text:is-list-header="true">Appendix D. Issues List</text:h>
      <text:p text:style-name="Standard"/>
      <text:p text:style-name="Standard"><text:bookmark text:name="chapter_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break-before="page" fo:keep-with-next="always"/>
      <style:text-properties fo:text-transform="uppercase"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style:font-size-asian="9pt" style:font-style-asian="italic"/>
    </style:style>
    <style:style style:name="Algorithm" style:family="paragraph" style:parent-style-name="Standard">
      <style:paragraph-properties fo:margin-left="0.3937in" fo:margin-right="0.3937in" fo:margin-top="0.0417in" fo:margin-bottom="0in" fo:text-indent="0in" style:auto-text-indent="false" fo:padding="0.0417in" fo:border="0.0071in solid #000000">
        <style:tab-stops>
          <style:tab-stop style:position="0.3937in"/>
          <style:tab-stop style:position="0.7874in"/>
          <style:tab-stop style:position="1.1811in"/>
          <style:tab-stop style:position="1.5752in"/>
          <style:tab-stop style:position="1.9689in"/>
        </style:tab-stops>
      </style:paragraph-properties>
    </style:style>
    <style:style style:name="Equation" style:family="paragraph" style:parent-style-name="Standard">
      <style:paragraph-properties fo:text-align="center" style:justify-single-word="false">
        <style:tab-stops>
          <style:tab-stop style:position="2.9535in" style:type="center"/>
          <style:tab-stop style:position="5.9063in" style:type="right"/>
        </style:tab-stops>
      </style:paragraph-properties>
      <style:text-properties fo:font-style="italic" style:font-style-asian="italic"/>
    </style:style>
    <style:style style:name="Footer" style:family="paragraph" style:parent-style-name="Standard" style:class="extra">
      <style:paragraph-properties fo:padding-left="0in" fo:padding-right="0in" fo:padding-top="0.0138in" fo:padding-bottom="0in" fo:border-left="none" fo:border-right="none" fo:border-top="0.0071in solid #000000" fo:border-bottom="none">
        <style:tab-stops>
          <style:tab-stop style:position="2.9535in" style:type="center"/>
          <style:tab-stop style:position="5.9063in" style:type="right"/>
        </style:tab-stops>
      </style:paragraph-properties>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2.9535in" style:type="center"/>
          <style:tab-stop style:position="5.9063in" style:type="right"/>
        </style:tab-stops>
      </style:paragraph-properties>
      <style:text-properties fo:font-style="italic" style:font-style-asian="italic"/>
    </style:style>
    <style:style style:name="Index_20_1" style:display-name="Index 1" style:family="paragraph" style:parent-style-name="Standard" style:next-style-name="Standard" style:class="index">
      <style:paragraph-properties fo:margin-left="0.1665in" fo:margin-right="0in" fo:text-indent="-0.1665in" style:auto-text-indent="false">
        <style:tab-stops>
          <style:tab-stop style:position="2.5362in" style:type="right"/>
        </style:tab-stops>
      </style:paragraph-properties>
    </style:style>
    <style:style style:name="Index_20_2" style:display-name="Index 2" style:family="paragraph" style:parent-style-name="Standard" style:next-style-name="Standard" style:class="index">
      <style:paragraph-properties fo:margin-left="0.3335in" fo:margin-right="0in" fo:text-indent="-0.1665in" style:auto-text-indent="false">
        <style:tab-stops>
          <style:tab-stop style:position="2.3693in" style:type="right"/>
        </style:tab-stops>
      </style:paragraph-properties>
      <style:text-properties fo:font-size="9pt" style:font-size-asian="9pt"/>
    </style:style>
    <style:style style:name="Index_20_3" style:display-name="Index 3" style:family="paragraph" style:parent-style-name="Standard" style:next-style-name="Standard" style:class="index">
      <style:paragraph-properties fo:margin-left="0.5in" fo:margin-right="0in" fo:text-indent="-0.1665in" style:auto-text-indent="false">
        <style:tab-stops>
          <style:tab-stop style:position="2.2028in" style:type="right"/>
        </style:tab-stops>
      </style:paragraph-properties>
      <style:text-properties fo:font-size="9pt" style:font-size-asian="9pt"/>
    </style:style>
    <style:style style:name="Index_20_4" style:display-name="Index 4" style:family="paragraph" style:parent-style-name="Standard" style:next-style-name="Standard">
      <style:paragraph-properties fo:margin-left="0.6665in" fo:margin-right="0in" fo:text-indent="-0.1665in" style:auto-text-indent="false">
        <style:tab-stops>
          <style:tab-stop style:position="2.0362in" style:type="right"/>
        </style:tab-stops>
      </style:paragraph-properties>
      <style:text-properties fo:font-size="9pt" style:font-size-asian="9pt"/>
    </style:style>
    <style:style style:name="Index_20_5" style:display-name="Index 5" style:family="paragraph" style:parent-style-name="Standard" style:next-style-name="Standard">
      <style:paragraph-properties fo:margin-left="0.8335in" fo:margin-right="0in" fo:text-indent="-0.1665in" style:auto-text-indent="false">
        <style:tab-stops>
          <style:tab-stop style:position="1.8693in" style:type="right"/>
        </style:tab-stops>
      </style:paragraph-properties>
      <style:text-properties fo:font-size="9pt" style:font-size-asian="9pt"/>
    </style:style>
    <style:style style:name="Index_20_6" style:display-name="Index 6" style:family="paragraph" style:parent-style-name="Standard" style:next-style-name="Standard">
      <style:paragraph-properties fo:margin-left="1in" fo:margin-right="0in" fo:text-indent="-0.1665in" style:auto-text-indent="false">
        <style:tab-stops>
          <style:tab-stop style:position="1.7028in" style:type="right"/>
        </style:tab-stops>
      </style:paragraph-properties>
      <style:text-properties fo:font-size="9pt" style:font-size-asian="9pt"/>
    </style:style>
    <style:style style:name="Index_20_7" style:display-name="Index 7" style:family="paragraph" style:parent-style-name="Standard" style:next-style-name="Standard">
      <style:paragraph-properties fo:margin-left="1.1665in" fo:margin-right="0in" fo:text-indent="-0.1665in" style:auto-text-indent="false">
        <style:tab-stops>
          <style:tab-stop style:position="1.5362in" style:type="right"/>
        </style:tab-stops>
      </style:paragraph-properties>
      <style:text-properties fo:font-size="9pt" style:font-size-asian="9pt"/>
    </style:style>
    <style:style style:name="Index_20_8" style:display-name="Index 8" style:family="paragraph" style:parent-style-name="Standard" style:next-style-name="Standard">
      <style:paragraph-properties fo:margin-left="1.3335in" fo:margin-right="0in" fo:text-indent="-0.1665in" style:auto-text-indent="false">
        <style:tab-stops>
          <style:tab-stop style:position="1.3693in" style:type="right"/>
        </style:tab-stops>
      </style:paragraph-properties>
      <style:text-properties fo:font-size="9pt" style:font-size-asian="9pt"/>
    </style:style>
    <style:style style:name="Index_20_9" style:display-name="Index 9" style:family="paragraph" style:parent-style-name="Standard" style:next-style-name="Standard">
      <style:paragraph-properties fo:margin-left="1.5in" fo:margin-right="0in" fo:text-indent="-0.1665in" style:auto-text-indent="false">
        <style:tab-stops>
          <style:tab-stop style:position="1.2028in" style:type="right"/>
        </style:tab-stops>
      </style:paragraph-properties>
      <style:text-properties fo:font-size="9pt" style:font-size-asian="9pt"/>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style:text-properties fo:font-size="13pt" fo:font-weight="bold" style:font-size-asian="13pt" style:font-weight-asian="bold"/>
    </style:style>
    <style:style style:name="Parameter" style:family="paragraph" style:parent-style-name="Standard">
      <style:paragraph-properties fo:margin-left="1.3783in" fo:margin-right="0in" fo:text-indent="-1.3783in" style:auto-text-indent="false"/>
      <style:text-properties fo:font-style="italic" style:font-style-asian="italic"/>
    </style:style>
    <style:style style:name="Program" style:family="paragraph" style:parent-style-name="Standard">
      <style:paragraph-properties fo:margin-top="0.0835in" fo:margin-bottom="0in">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
    </style:style>
    <style:style style:name="Contents_20_1" style:display-name="Contents 1" style:family="paragraph" style:parent-style-name="Standard" style:next-style-name="Standard" style:class="index">
      <style:paragraph-properties>
        <style:tab-stops>
          <style:tab-stop style:position="5.9063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5.73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572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5.4063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23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Report_20_heading" style:display-name="Report heading" style:family="paragraph" style:parent-style-name="Standard">
      <style:paragraph-properties fo:text-align="center" style:justify-single-word="false"/>
      <style:text-properties fo:font-weight="bold" style:font-weight-asian="bold"/>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_20_Text" style:display-name="Table - Text" style:family="paragraph" style:parent-style-name="Standard">
      <style:paragraph-properties fo:margin-top="0.0417in" fo:margin-bottom="0.0417in"/>
      <style:text-properties fo:font-size="10pt" fo:language="en" fo:country="US" style:font-size-asian="10pt"/>
    </style:style>
    <style:style style:name="Table_20_-_20_Col._20_Head" style:display-name="Table - Col. Head" style:family="paragraph" style:parent-style-name="Standard">
      <style:paragraph-properties fo:margin-top="0.0417in" fo:margin-bottom="0.0417in" fo:hyphenation-ladder-count="no-limit" fo:keep-with-next="always"/>
      <style:text-properties style:font-name="Arial" fo:font-size="10pt" fo:language="en" fo:country="US" fo:font-weight="bold" style:font-name-asian="Arial" style:font-size-asian="10pt" style:font-weight-asian="bold"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Subtle_20_Emphasis" style:display-name="Subtle Emphasis" style:family="text" style:parent-style-name="Default_20_Paragraph_20_Font">
      <style:text-properties fo:color="#808080"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none"/>
      <style:text-properties fo:language="zxx" fo:country="none" style:language-asian="zxx" style:country-asian="none"/>
    </style:style>
    <style:style style:name="MP2" style:family="paragraph" style:parent-style-name="Footer">
      <style:paragraph-properties fo:margin-left="0in" fo:margin-right="0.25in" fo:text-indent="0in" style:auto-text-indent="false" fo:padding="0in" fo:border="none"/>
    </style:style>
    <style:style style:name="MP3" style:family="paragraph" style:parent-style-name="Header">
      <style:paragraph-properties>
        <style:tab-stops>
          <style:tab-stop style:position="2.9535in" style:type="center"/>
          <style:tab-stop style:position="5.8083in" style:type="right"/>
        </style:tab-stops>
      </style:paragraph-properties>
    </style:style>
    <style:style style:name="MP4" style:family="paragraph" style:parent-style-name="Header">
      <style:paragraph-properties fo:margin-top="0in" fo:margin-bottom="0in" fo:padding="0in" fo:border="none">
        <style:tab-stops>
          <style:tab-stop style:position="2.9535in" style:type="center"/>
          <style:tab-stop style:position="5.8083in" style:type="right"/>
        </style:tab-stops>
      </style:paragraph-properties>
      <style:text-properties fo:font-size="10pt" fo:language="en" fo:country="US" fo:font-style="normal" fo:font-weight="bold" style:font-size-asian="10pt" style:font-style-asian="normal" style:font-weight-asian="bold"/>
    </style:style>
    <style:style style:name="MP5" style:family="paragraph" style:parent-style-name="Footer">
      <style:paragraph-properties fo:margin-left="0in" fo:margin-right="0.0583in" fo:text-indent="0in" style:auto-text-indent="false" fo:padding="0in" fo:border="none">
        <style:tab-stops>
          <style:tab-stop style:position="2.9535in" style:type="center"/>
          <style:tab-stop style:position="5.8083in" style:type="right"/>
        </style:tab-stops>
      </style:paragraph-properties>
    </style:style>
    <style:style style:name="MP6" style:family="paragraph" style:parent-style-name="Footer">
      <style:paragraph-properties fo:padding="0in" fo:border="none"/>
    </style:style>
    <style:style style:name="MP7" style:family="paragraph" style:parent-style-name="Footer">
      <style:paragraph-properties fo:margin-left="0in" fo:margin-right="0.0583in" fo:text-indent="0in" style:auto-text-indent="false">
        <style:tab-stops>
          <style:tab-stop style:position="2.9535in" style:type="center"/>
          <style:tab-stop style:position="5.8083in" style:type="right"/>
        </style:tab-stops>
      </style:paragraph-properties>
    </style:style>
    <style:style style:name="MT1" style:family="text">
      <style:text-properties fo:font-size="10pt" fo:language="en" fo:country="US" fo:font-style="normal" fo:font-weight="bold" style:font-size-asian="10pt" style:font-style-asian="normal" style:font-weight-asian="bold"/>
    </style:style>
    <style:style style:name="MT2" style:family="text">
      <style:text-properties fo:font-size="10pt" fo:language="en" fo:country="US" fo:font-weight="bold" style:font-size-asian="10pt" style:font-weight-asian="bold"/>
    </style:style>
    <style:style style:name="MT3" style:family="text"/>
    <style:style style:name="MT4" style:family="text">
      <style:text-properties fo:font-size="10pt" style:font-size-asian="10pt"/>
    </style:style>
    <style:style style:name="MT5" style:family="text">
      <style:text-properties fo:font-size="10pt" fo:language="en" fo:country="US" fo:font-style="italic" fo:font-weight="bold" style:font-size-asian="10pt" style:font-style-asian="italic" style:font-weight-asian="bold"/>
    </style:style>
    <style:style style:name="MT6" style:family="text">
      <style:text-properties fo:font-size="10pt" fo:font-weight="bold" style:font-size-asian="10pt" style:font-weight-asian="bold"/>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5in" fo:margin-bottom="0.5in" fo:margin-left="1.25in" fo:margin-right="1.2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73in" fo:page-height="11.6925in" style:num-format="i" style:print-orientation="portrait" fo:margin-top="0.5in" fo:margin-bottom="0.5in" fo:margin-left="1.25in" fo:margin-right="1.2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583in" fo:margin-left="0in" fo:margin-right="0in" fo:margin-bottom="0.7193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73in" fo:page-height="11.6925in" style:num-format="1" style:print-orientation="portrait" fo:margin-top="0.5in" fo:margin-bottom="0.5in" fo:margin-left="1.25in" fo:margin-right="1.2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19in" fo:margin-left="0in" fo:margin-right="0in" fo:margin-bottom="0.6429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Convert_20_1" style:display-name="Convert 1" style:page-layout-name="Mpm2">
      <style:header>
        <text:p text:style-name="MP3"><text:span text:style-name="MT1"><text:tab/></text:span><text:span text:style-name="MT2">Commercial in Confidence</text:span><text:span text:style-name="MT1"><text:tab/>[Project Title]</text:span></text:p>
        <text:p text:style-name="MP4">Software Requirements Specification<text:tab/><text:tab/>[Version No] [Date]</text:p>
      </style:header>
      <style:footer>
        <text:p text:style-name="MP5"><draw:frame draw:style-name="Mfr1" draw:name="Frame2" text:anchor-type="paragraph" svg:y="0.0008in" fo:min-width="0.0161in" draw:z-index="4"><draw:text-box fo:min-height="0.1457in"><text:p text:style-name="MP6"><text:span text:style-name="Page_20_Number"><text:page-number text:select-page="current">16</text:page-number></text:span></text:p></draw:text-box></draw:frame></text:p>
      </style:footer>
    </style:master-page>
    <style:master-page style:name="Convert_20_2" style:display-name="Convert 2" style:page-layout-name="Mpm3">
      <style:header>
        <text:p text:style-name="MP3"><text:span text:style-name="MT1"><text:tab/></text:span><text:span text:style-name="MT2">Commercial in Confidence</text:span><text:span text:style-name="MT1"><text:tab/>[Project Title]</text:span></text:p>
        <text:p text:style-name="MP4">Software Requirements Specification<text:tab/><text:tab/>[Version No] [Date]</text:p>
      </style:header>
      <style:footer>
        <text:p text:style-name="MP7"><text:span text:style-name="MT4"><text:tab/></text:span><text:span text:style-name="MT5">Commercial in Confidence</text:span><text:span text:style-name="MT6"><text:tab/>Page </text:span><text:span text:style-name="MT6"><text:page-number text:select-page="current">16</text:page-number></text:span><text:span text:style-name="MT6"> of </text:span><text:span text:style-name="MT6"><text:bookmark-ref text:reference-format="page" text:ref-name="chapter_end">18</text:bookmark-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RS Template</dc:title>
    <meta:initial-creator>David Bover</meta:initial-creator>
    <meta:creation-date>1999-03-16T17:46:00</meta:creation-date>
    <dc:creator>David Bover</dc:creator>
    <dc:date>2009-11-06T11:15:10.95</dc:date>
    <meta:print-date>1998-07-14T15:17:00</meta:print-date>
    <meta:editing-cycles>10</meta:editing-cycles>
    <meta:editing-duration>PT03H46M28S</meta:editing-duration>
    <meta:document-statistic meta:table-count="1" meta:image-count="1" meta:object-count="0" meta:page-count="22" meta:paragraph-count="271" meta:word-count="2326" meta:character-count="15275"/>
    <meta:user-defined meta:name="Info 1"/>
    <meta:user-defined meta:name="Info 2"/>
    <meta:user-defined meta:name="Info 3"/>
    <meta:user-defined meta:name="Info 4"/>
  </office:meta>
</office:document-meta>
</file>